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4pt" officeooo:rsid="00130e25" officeooo:paragraph-rsid="00130e25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4pt" officeooo:rsid="00130e25" officeooo:paragraph-rsid="00130e25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ая империя в 1 четверти 19 века </text:p>
      <text:p text:style-name="P2"/>
      <text:p text:style-name="P2">девиз либералов: свобода кулака 1 человека должна быть ограничена носом другого 1 человека</text:p>
      <text:p text:style-name="P2"/>
      <text:p text:style-name="P2">)</text:p>
      <text:p text:style-name="P2">чистый либерализм это идиотизм</text:p>
      <text:p text:style-name="P2">Не надо переписывать историю страны на чистый лист каждый день</text:p>
      <text:p text:style-name="P2"/>
      <text:p text:style-name="P2"><text:s/>вывод: 1 четверть для рос империи это время робкого реформирования</text:p>
      <text:p text:style-name="P2">реформирование начало проводилось в либеральной затем в консервативной оболочке </text:p>
      <text:p text:style-name="P2">не смотря на это опасался дварцового переворота </text:p>
      <text:p text:style-name="P2">он осозновал всю пагубность крипасного права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6T13:47:08.752000000</meta:creation-date>
    <dc:date>2023-10-16T14:54:43.628000000</dc:date>
    <meta:editing-duration>PT1H7M36S</meta:editing-duration>
    <meta:editing-cycles>1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9" meta:word-count="67" meta:character-count="462" meta:non-whitespace-character-count="400"/>
  </office:meta>
</office:document-meta>
</file>